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1536a5" officeooo:paragraph-rsid="001536a5"/>
    </style:style>
    <style:style style:name="P2" style:family="paragraph" style:parent-style-name="Standard" style:list-style-name="L2">
      <style:text-properties officeooo:rsid="001536a5" officeooo:paragraph-rsid="001536a5"/>
    </style:style>
    <style:style style:name="P3" style:family="paragraph" style:parent-style-name="Standard" style:list-style-name="L3">
      <style:text-properties officeooo:rsid="001536a5" officeooo:paragraph-rsid="001536a5"/>
    </style:style>
    <style:style style:name="P4" style:family="paragraph" style:parent-style-name="Standard" style:list-style-name="L4">
      <style:text-properties officeooo:rsid="001536a5" officeooo:paragraph-rsid="001536a5"/>
    </style:style>
    <style:style style:name="P5" style:family="paragraph" style:parent-style-name="Standard" style:list-style-name="L5">
      <style:text-properties officeooo:rsid="001536a5" officeooo:paragraph-rsid="001536a5"/>
    </style:style>
    <style:style style:name="P6" style:family="paragraph" style:parent-style-name="Standard" style:list-style-name="L6">
      <style:text-properties officeooo:rsid="001536a5" officeooo:paragraph-rsid="001536a5"/>
    </style:style>
    <style:style style:name="P7" style:family="paragraph" style:parent-style-name="Standard" style:list-style-name="L7">
      <style:text-properties officeooo:rsid="001536a5" officeooo:paragraph-rsid="001536a5"/>
    </style:style>
    <style:style style:name="P8" style:family="paragraph" style:parent-style-name="Standard" style:list-style-name="L8">
      <style:text-properties officeooo:rsid="001536a5" officeooo:paragraph-rsid="001536a5"/>
    </style:style>
    <style:style style:name="P9" style:family="paragraph" style:parent-style-name="Standard" style:list-style-name="L9">
      <style:text-properties officeooo:rsid="001536a5" officeooo:paragraph-rsid="001536a5"/>
    </style:style>
    <style:style style:name="P10" style:family="paragraph" style:parent-style-name="Standard" style:list-style-name="L10">
      <style:text-properties officeooo:rsid="001536a5" officeooo:paragraph-rsid="001536a5"/>
    </style:style>
    <style:style style:name="P11" style:family="paragraph" style:parent-style-name="Standard" style:list-style-name="L11">
      <style:text-properties officeooo:rsid="001536a5" officeooo:paragraph-rsid="001536a5"/>
    </style:style>
    <style:style style:name="P12" style:family="paragraph" style:parent-style-name="Standard" style:list-style-name="L12">
      <style:text-properties officeooo:rsid="001536a5" officeooo:paragraph-rsid="001536a5"/>
    </style:style>
    <style:style style:name="P13" style:family="paragraph" style:parent-style-name="Standard" style:list-style-name="L15">
      <style:text-properties officeooo:rsid="001536a5" officeooo:paragraph-rsid="001536a5"/>
    </style:style>
    <style:style style:name="P14" style:family="paragraph" style:parent-style-name="Standard" style:list-style-name="L15">
      <style:text-properties officeooo:rsid="0016c2ac" officeooo:paragraph-rsid="0016c2ac"/>
    </style:style>
    <style:style style:name="P15" style:family="paragraph" style:parent-style-name="Standard">
      <style:text-properties officeooo:rsid="0016c2ac" officeooo:paragraph-rsid="0016c2ac"/>
    </style:style>
    <style:style style:name="P16" style:family="paragraph" style:parent-style-name="Standard" style:list-style-name="L16">
      <style:text-properties officeooo:rsid="0016c2ac" officeooo:paragraph-rsid="0016c2ac"/>
    </style:style>
    <style:style style:name="P17" style:family="paragraph" style:parent-style-name="Standard" style:list-style-name="L19">
      <style:text-properties officeooo:rsid="0016c2ac" officeooo:paragraph-rsid="0016c2ac"/>
    </style:style>
    <style:style style:name="P18" style:family="paragraph" style:parent-style-name="Standard" style:list-style-name="L20">
      <style:text-properties officeooo:rsid="0016c2ac" officeooo:paragraph-rsid="0016c2ac"/>
    </style:style>
    <style:style style:name="P19" style:family="paragraph" style:parent-style-name="Standard" style:list-style-name="L21">
      <style:text-properties officeooo:rsid="0016c2ac" officeooo:paragraph-rsid="0016c2ac"/>
    </style:style>
    <style:style style:name="P20" style:family="paragraph" style:parent-style-name="Standard">
      <style:text-properties style:text-underline-style="solid" style:text-underline-width="auto" style:text-underline-color="font-color" officeooo:rsid="0016c2ac" officeooo:paragraph-rsid="0016c2ac"/>
    </style:style>
    <style:style style:name="P21" style:family="paragraph" style:parent-style-name="Standard" style:list-style-name="L20">
      <style:text-properties officeooo:rsid="00177484" officeooo:paragraph-rsid="00177484"/>
    </style:style>
    <style:style style:name="P22" style:family="paragraph" style:parent-style-name="Standard">
      <style:text-properties officeooo:rsid="00177484" officeooo:paragraph-rsid="00177484"/>
    </style:style>
    <style:style style:name="P23" style:family="paragraph" style:parent-style-name="Standard" style:list-style-name="L19">
      <style:text-properties officeooo:rsid="00177484" officeooo:paragraph-rsid="00177484"/>
    </style:style>
    <style:style style:name="P24" style:family="paragraph" style:parent-style-name="Standard" style:list-style-name="L24">
      <style:text-properties officeooo:rsid="00177484" officeooo:paragraph-rsid="00177484"/>
    </style:style>
    <style:style style:name="P25" style:family="paragraph" style:parent-style-name="Standard" style:list-style-name="L20">
      <style:text-properties officeooo:paragraph-rsid="00177484"/>
    </style:style>
    <style:style style:name="T1" style:family="text">
      <style:text-properties officeooo:rsid="0016c2ac"/>
    </style:style>
    <style:style style:name="T2" style:family="text">
      <style:text-properties officeooo:rsid="0017748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e Datenbank ist eine Ansammlung von Daten, die unter technischen Gesichtspunkten vorteilhaft organisiert und die die Verwaltung und Auswertung von Daten unterstützt. </text:p>
      <text:p text:style-name="P1"/>
      <text:p text:style-name="P1">Eine Datenbank wird von Datenbankmanagementsystemen verwaltet, genutzt und ausgewertet und bilden zusammen ein Datenbanksystem.</text:p>
      <text:p text:style-name="P1"/>
      <text:p text:style-name="P1">Vorteile von Datenbanken</text:p>
      <text:p text:style-name="P1"/>
      <text:list xml:id="list938500569" text:style-name="L2">
        <text:list-item>
          <text:p text:style-name="P2">minimale Redundanz</text:p>
        </text:list-item>
        <text:list-item>
          <text:p text:style-name="P2">Speicherung unabhängig von Anwendung</text:p>
        </text:list-item>
        <text:list-item>
          <text:p text:style-name="P2">DBMS ist Schnittstelle zu Anwendungen</text:p>
        </text:list-item>
        <text:list-item>
          <text:p text:style-name="P2">erleichterte Datenpflege</text:p>
        </text:list-item>
        <text:list-item>
          <text:p text:style-name="P2">Änderung nur an einer Stelle</text:p>
        </text:list-item>
        <text:list-item>
          <text:p text:style-name="P2">konsistente Daten</text:p>
        </text:list-item>
        <text:list-item>
          <text:p text:style-name="P2">Kontrolle über Beziehungen zwischen Datenbank</text:p>
        </text:list-item>
        <text:list-item>
          <text:p text:style-name="P2">Zugriffskontrolle</text:p>
        </text:list-item>
        <text:list-item>
          <text:p text:style-name="P2">Mehrbenutzerbetrieb</text:p>
        </text:list-item>
      </text:list>
      <text:p text:style-name="P1"/>
      <text:p text:style-name="P1">Nachteile von Datenbanken</text:p>
      <text:p text:style-name="P1"/>
      <text:list xml:id="list609937464" text:style-name="L3">
        <text:list-item>
          <text:p text:style-name="P3">teures Startinvestment</text:p>
        </text:list-item>
        <text:list-item>
          <text:p text:style-name="P3">für spezielle Software weniger geeignet</text:p>
        </text:list-item>
        <text:list-item>
          <text:p text:style-name="P3">benötigt qualifizierte Mitarbeiter</text:p>
        </text:list-item>
        <text:list-item>
          <text:p text:style-name="P3">durch Zentrale Speicherung verwundbarer<text:tab/>(Single Point of Failure) </text:p>
        </text:list-item>
      </text:list>
      <text:p text:style-name="P1"/>
      <text:p text:style-name="P1"/>
      <text:p text:style-name="P1">Externe Ebene</text:p>
      <text:list xml:id="list316069308" text:style-name="L4">
        <text:list-item>
          <text:p text:style-name="P4">Benutzeroberflächen, Datenansichten, API und Schnittstellen</text:p>
        </text:list-item>
      </text:list>
      <text:p text:style-name="P1">Konzeptionelle Ebene</text:p>
      <text:list xml:id="list3813102855" text:style-name="L5">
        <text:list-item>
          <text:p text:style-name="P5">Beziehungen, Daten</text:p>
        </text:list-item>
      </text:list>
      <text:p text:style-name="P1">Interne Ebene</text:p>
      <text:list xml:id="list2211494639" text:style-name="L6">
        <text:list-item>
          <text:p text:style-name="P6">Art und Form der Speicherung</text:p>
        </text:list-item>
      </text:list>
      <text:p text:style-name="P1">Datenbankmodelle</text:p>
      <text:list xml:id="list174059475" text:style-name="L7">
        <text:list-item>
          <text:p text:style-name="P7">Hierarchische Datenbankmodelle</text:p>
        </text:list-item>
        <text:list-item>
          <text:p text:style-name="P7">Netzwerkdatenbankmodell</text:p>
        </text:list-item>
        <text:list-item>
          <text:p text:style-name="P7">Relationales Datenbankmodell</text:p>
        </text:list-item>
        <text:list-item>
          <text:p text:style-name="P7">Objekt-relationales Datenbankmodell</text:p>
        </text:list-item>
        <text:list-item>
          <text:p text:style-name="P7">Objekt-orientiertes Datenbankmodell</text:p>
        </text:list-item>
        <text:list-item>
          <text:p text:style-name="P7">Dokumenten-orientiertes Datenbankmodell</text:p>
        </text:list-item>
      </text:list>
      <text:p text:style-name="P1"/>
      <text:p text:style-name="P1">Das relationale Datenmodell</text:p>
      <text:p text:style-name="P1"/>
      <text:p text:style-name="P1">Relationen = Tabellen = Zeilen und Spalten</text:p>
      <text:p text:style-name="P1"/>
      <text:p text:style-name="P1">Eine Tabelle besteht aus mindestens einer Spalte und einer endlichen Anzahl an Zeilen. Der Name einer Tabelle muss innerhalb einer Datenbank eindeutig sein. </text:p>
      <text:p text:style-name="P1"/>
      <text:p text:style-name="P1">Eine Zeile einer Tabelle enthält inhaltlich zusammenhängende Informationen, die immer in der gleichen Reihenfolge in den Spalten vorkommen. </text:p>
      <text:p text:style-name="P1"/>
      <text:p text:style-name="P1"/>
      <text:p text:style-name="P1"/>
      <text:p text:style-name="P1"><text:soft-page-break/>Eine Spalte einer Tabelle enthält immer Informationen des selben Typs, </text:p>
      <text:p text:style-name="P1">- d.h. Daten</text:p>
      <text:list xml:id="list1394347828" text:style-name="L8">
        <text:list-item>
          <text:p text:style-name="P8">desselben Technischen Datentyps und</text:p>
        </text:list-item>
        <text:list-item>
          <text:p text:style-name="P8">die zur gleichen inhaltlichen Kategorie gehören</text:p>
        </text:list-item>
      </text:list>
      <text:p text:style-name="P1">Jede Spalte hat eine Überschrift, die die Inhalte festlegt und innerhalb der Tabelle eindeutig ist. </text:p>
      <text:p text:style-name="P1"/>
      <text:p text:style-name="P1">Schlüssel</text:p>
      <text:list xml:id="list1737809905" text:style-name="L9">
        <text:list-item>
          <text:p text:style-name="P9">sind Spalten in denen alle Einträge eindeutig sind (nicht doppelt vorhanden in dieser Tabelle)</text:p>
        </text:list-item>
      </text:list>
      <text:p text:style-name="P1"/>
      <text:p text:style-name="P1">Primärschlüssel</text:p>
      <text:list xml:id="list2677209459" text:style-name="L10">
        <text:list-item>
          <text:p text:style-name="P10">eindeutig für jeden Datensatz und minimale</text:p>
        </text:list-item>
      </text:list>
      <text:p text:style-name="P1"/>
      <text:p text:style-name="P1">Fremdschlüssel</text:p>
      <text:list xml:id="list2934005705" text:style-name="L11">
        <text:list-item>
          <text:p text:style-name="P11">zeigt auf anderen Primärschlüssel. Er muss dieselbe Syntax und Semantik wie der dazugehörige Primärschlüssel haben</text:p>
        </text:list-item>
      </text:list>
      <text:p text:style-name="P1"/>
      <text:p text:style-name="P1"/>
      <text:p text:style-name="P20">ER – MODEL</text:p>
      <text:p text:style-name="P1"/>
      <text:p text:style-name="P1">Das Entität-Relationship Model ist eine grafische Darstellung von Tabellen und ihren Beziehungen untereinander</text:p>
      <text:p text:style-name="P1"/>
      <text:p text:style-name="P1">Krähennotation: </text:p>
      <text:list xml:id="list347881994" text:style-name="L12">
        <text:list-item>
          <text:p text:style-name="P12">3 Striche diagonal (selbe Seite) = m </text:p>
        </text:list-item>
        <text:list-item>
          <text:p text:style-name="P12">3 Striche und ein Querbalken (selbe Seite) = m oder 1</text:p>
        </text:list-item>
        <text:list-item>
          <text:p text:style-name="P12">Querbalken zu Querbalken (beide Seiten) = 1 zu 1</text:p>
        </text:list-item>
      </text:list>
      <text:p text:style-name="P1"/>
      <text:p text:style-name="P1">Chen-notation: </text:p>
      <text:list xml:id="list3684739162" text:style-name="L15">
        <text:list-item>
          <text:p text:style-name="P13">Primärschlüssel = Unterstrichen</text:p>
        </text:list-item>
        <text:list-item>
          <text:p text:style-name="P13">Fremdschlüssel = Welle</text:p>
        </text:list-item>
        <text:list-item>
          <text:p text:style-name="P13">Beziehung = Rhombus</text:p>
        </text:list-item>
        <text:list-item>
          <text:p text:style-name="P13">Entität (Objekt, <text:span text:style-name="T1">Tabelle) = Rechteck</text:span></text:p>
        </text:list-item>
        <text:list-item>
          <text:p text:style-name="P14">Attribut = Kreis</text:p>
        </text:list-item>
      </text:list>
      <text:p text:style-name="P15"/>
      <text:p text:style-name="P15"><text:line-break/>Transformationsregeln </text:p>
      <text:p text:style-name="P15"/>
      <text:list xml:id="list2459970773" text:style-name="L16">
        <text:list-item>
          <text:p text:style-name="P16">1:1 Beziehung</text:p>
        </text:list-item>
        <text:list-item>
          <text:p text:style-name="P16">1:n Beziehung</text:p>
        </text:list-item>
        <text:list-item>
          <text:p text:style-name="P16">m:n Beziehung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Normalformen </text:p>
      <text:p text:style-name="P15"/>
      <text:p text:style-name="P15">1. NF:</text:p>
      <text:list xml:id="list2796718900" text:style-name="L19">
        <text:list-item>
          <text:p text:style-name="P17">Eine Tabelle ist in der 1. NF, wenn sie ATOMAR und WIEDERHOLNFSGRUPPENFREI ist.</text:p>
          <text:p text:style-name="P17">(Ein Spaltenwert ist atomar, wenn er nicht mehr in Teilinformationen zerlegt werden kann, ohne seinen Sinn zu verlieren)</text:p>
        </text:list-item>
        <text:list-item>
          <text:p text:style-name="P23">FIN:</text:p>
          <text:list>
            <text:list-item>
              <text:p text:style-name="P23">1.NF, wenn Werte atomar sind</text:p>
            </text:list-item>
          </text:list>
        </text:list-item>
      </text:list>
      <text:p text:style-name="P15">2.NF: </text:p>
      <text:list xml:id="list20781047" text:style-name="L20">
        <text:list-item>
          <text:p text:style-name="P18">Eine Tabelle ist in der 2. Normalform, wenn sie der 1. Normalform entspricht und alle Nichtschlüsselspalten vollfunktional von jedem Schlüsselkandidaten abhängig sind</text:p>
        </text:list-item>
        <text:list-item>
          <text:p text:style-name="P18">Nicht vollfunktional(also teilfunktional), wenn in einer Zelle Teilbare Informationen stehen (z.B. Sportgerät für Rücken)</text:p>
        </text:list-item>
        <text:list-item>
          <text:p text:style-name="P21">FIN: </text:p>
          <text:list>
            <text:list-item>
              <text:p text:style-name="P25"><text:span text:style-name="T2">Alle not-key values abhängig von Key values </text:span></text:p>
            </text:list-item>
            <text:list-item>
              <text:p text:style-name="P21">2., wenn 1. NF erfüllt</text:p>
            </text:list-item>
          </text:list>
        </text:list-item>
      </text:list>
      <text:p text:style-name="P15">3. NF:</text:p>
      <text:list xml:id="list2786493518" text:style-name="L21">
        <text:list-item>
          <text:p text:style-name="P19">Eine Tabelle ist in der 3. NF, wenn sie der 2.NF entspricht und die Werte in den Spalten nicht transitiv abhängig sind</text:p>
        </text:list-item>
        <text:list-item>
          <text:p text:style-name="P19">transitiv abhängig, wenn Daten aus anderen abgeleitet werden können. z.B. IBAN enthält Bankleitzahl und Kontonummer, oder aus Bankleitzahl lässt sich Bankname ableiten. </text:p>
        </text:list-item>
      </text:list>
      <text:p text:style-name="P22"/>
      <text:p text:style-name="P22"/>
      <text:p text:style-name="P22"/>
      <text:p text:style-name="P22">Bezeichnungen<text:line-break/><text:tab/></text:p>
      <text:list xml:id="list2078394294" text:style-name="L24">
        <text:list-item>
          <text:p text:style-name="P24">Tabelle<text:tab/><text:tab/>Relation, Entitätentyp</text:p>
        </text:list-item>
        <text:list-item>
          <text:p text:style-name="P24">Zeile<text:tab/><text:tab/>Tupel, Entität, Datensatz</text:p>
        </text:list-item>
        <text:list-item>
          <text:p text:style-name="P24">Spalte<text:tab/><text:tab/>Attribut, Feld</text:p>
        </text:list-item>
        <text:list-item>
          <text:p text:style-name="P24">Wertebereich<text:tab/>Domän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3T22:08:07.381000000</meta:creation-date>
    <dc:date>2022-01-23T22:40:35.986000000</dc:date>
    <meta:editing-duration>PT7M48S</meta:editing-duration>
    <meta:editing-cycles>1</meta:editing-cycles>
    <meta:document-statistic meta:table-count="0" meta:image-count="0" meta:object-count="0" meta:page-count="3" meta:paragraph-count="81" meta:word-count="514" meta:character-count="3577" meta:non-whitespace-character-count="3175"/>
    <meta:generator>LibreOffice/7.2.1.2$Windows_X86_64 LibreOffice_project/87b77fad49947c1441b67c559c339af8f3517e22</meta:generator>
  </office:meta>
</office:document-meta>
</file>